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oppins" svg:font-family="Poppins"/>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50%" fo:padding="0.049cm" fo:border="0.002cm solid #e3e3e3"/>
    </style:style>
    <style:style style:name="P2" style:family="paragraph" style:parent-style-name="Text_20_body">
      <style:paragraph-properties fo:line-height="150%" fo:padding="0.049cm" fo:border="0.002cm solid #e3e3e3"/>
      <style:text-properties style:font-name="Poppins"/>
    </style:style>
    <style:style style:name="P3" style:family="paragraph" style:parent-style-name="Text_20_body">
      <style:paragraph-properties fo:line-height="150%" fo:padding="0.049cm" fo:border="0.002cm solid #e3e3e3"/>
      <style:text-properties style:font-name="Poppins" fo:font-weight="bold" style:font-weight-asian="bold" style:font-weight-complex="bold"/>
    </style:style>
    <style:style style:name="P4" style:family="paragraph" style:parent-style-name="Header">
      <style:text-properties style:font-name="Poppins" fo:font-size="10pt" style:font-size-asian="10pt" style:font-size-complex="10pt"/>
    </style:style>
    <style:style style:name="T1" style:family="text">
      <style:text-properties style:font-name="Poppins"/>
    </style:style>
    <style:style style:name="T2" style:family="text">
      <style:text-properties style:font-name="Poppins" fo:font-size="18pt" style:font-size-asian="18pt" style:font-size-complex="18pt"/>
    </style:style>
    <style:style style:name="T3" style:family="text">
      <style:text-properties style:font-name="Poppins" fo:font-size="14pt" style:font-size-asian="14pt" style:font-size-complex="14pt"/>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Fremtiden og kunstig intelligens </text:span></text:span></text:p>
      <text:p text:style-name="P2">Kunstig intelligens er en teknologi, der imiterer menneskelig intelligens og væremåde. Teknologiens popularitet og brugerbase er eksploderet de seneste år på grund af dens lette tilgængelighed, brugervenlighed og avancerethed. Kunstig intelligens er blevet allemandseje, og måske er det ”nye internet” på vej. Denne artikel vil belyse, hvad kunstig intelligens kan i dag, for derefter at komme med et oplyst bud på, hvad den ikke så fjerne fremtid måske bringer.</text:p>
      <text:p text:style-name="P2"/>
      <text:p text:style-name="P1"><text:span text:style-name="Strong_20_Emphasis"><text:span text:style-name="T1">Hvad er kunstig intelligens?</text:span></text:span></text:p>
      <text:p text:style-name="P2">Den digitale assistent Siri, den selvkørende bil og chatbots er bare få eksempler på kunstig intelligens i hverdagen. Det fylder mere, effektiviserer, men tager også af vores tid. Det er debatskabende og berører derfor også det politiske landskab. Men hvad sker der under overfladen, og hvorfor fylder det allerede så meget af vores hverdag? </text:p>
      <text:p text:style-name="P2">Fordi kunstig intelligens er et så bredt emne, kan det opdeles i tre lag. Det yderste lag er det færdige redskab, selve applikationen, som er designet til at løse specifikke problemer. I det midterste lag har vi algoritmerne og selve maskinlæringen. I det inderste og tredje lag har vi data og input fra f.eks. brugere, sensorer og mikrofoner. Algoritmerne i kunstig intelligens kan inddeles i ”machine learning” og ”deep learning”. Begge bruger kunstige neurale net, som er designet til at efterligne menneskers beslutningstagning, men de adskiller sig ved, hvilken type af neurale net, der bliver brugt, og hvor meget menneskelig indblanding, der kræves. Et neuralt net er en model, der kan opveje data op mod anden data og komme frem til en konklusion. Machine learning bruger ofte få neurale net og er begrænset til et begreb, der hedder ”supervised learning”, hvilket betyder, at dataen skal overvåges af et menneske for, at algoritmen kan fungere optimalt. Deep learning bruger en anden type og mange flere neurale netværk; derfor kan deep learning også fungere uden menneskelig overvågning. Om det er machine learning eller deep learning betyder <text:soft-page-break/>ikke alverden, når det gælder om at finde ud af, hvad kunstig intelligens er – begge er også underkategorier af ”kunstig intelligens”, og deep learning er en underkategori af machine learning. For at forstå kunstig intelligens må vi ind i det midterste lag, nemlig algoritmerne og dataen. Her handler det om at opsætte regler for, hvordan data skal forstås, der skal modtages data (input) og læres at bruge denne data (læring) til at give et ønsket respons (output). Reglerne er i denne forstand algoritmerne. Denne læring er blevet langt mere effektiv grundet de meget større datamængder og deep learnings evne til at bruge dataen meget mere komplekst. Deep learning er årsagen til selvkørende biler og generativ kunstig intelligens som ChatGPT og DALL-E. Disse to modeller kan genkende mønstre i billeder og tekst og dermed komme med forudsigelser om et bestemt input.</text:p>
      <text:p text:style-name="P2"/>
      <text:p text:style-name="P1"><text:span text:style-name="Strong_20_Emphasis"><text:span text:style-name="T1">Strong AI vs. weak AI</text:span></text:span></text:p>
      <text:p text:style-name="P2">Når man skal forsøge at spå om fremtiden inden for kunstig intelligens, må man også nævne stærk kunstig intelligens. Svag kunstig intelligens bliver brugt af f.eks. applikationen Siri, selvkørende biler eller ChatGPT, alle designet til at udføre en specifik opgave. Stærk kunstig intelligens eller AGI (Artificial General Intelligence) er stadig mest på teoristadiet, men går ud på, at en maskine kan have samme eller større intelligens end et menneske. Altså en robot med en bevidsthed, der kan være kreativ, lære, løse problemer og planlægge. Hvilket er meget fint på teori-stadie men meget mere komplekst i praksis.</text:p>
      <text:p text:style-name="P2"/>
      <text:p text:style-name="P1"><text:span text:style-name="Strong_20_Emphasis"><text:span text:style-name="T1">At definere intelligens</text:span></text:span></text:p>
      <text:p text:style-name="P2">Generelt har vi alle nogle referencer til, hvad intelligens er, såsom at forstå og løse problemer, men også at kunne lære af fortiden og planlægge og forstå fremtiden, så vidt som muligt. Når det gælder om at lave en bestemt definition, som er målbar og overførbar <text:soft-page-break/>til algoritmerne, er det langt mere problematisk. Definitionen afhænger af dit kulturelle ophav og hvem du spørger, og er derfor næsten udefinerbar. Problemet med teorien er også spørgsmålet om følelser; vil en robot nogensinde kunne føle kærlighed, egentlig smerte? Man ville kunne lave en imitation i form af en maskinel reaktion, men hvad vil det sige at føle? Hvordan føles ”sommerfugle i maven”? Man kan forklare det med forventningsglæde eller gensynsglæde, men hvordan forklarer du selve følelsen, og hvor på skalaen skal følelsen placeres i forhold til første gang man var forelsket? Man vil i fremtiden kunne lave robotter, der kan varetage funktioner, der i dag varetages af mennesker. Man vil opleve, at robotterne gør det bedre og med færre fejl. Det at være menneske er så uendeligt meget mere, end at være menneske på arbejde. Sidstnævnte kræver hverken nær så stor mængde data eller algoritmer og er derfor realistisk i forhold til ideen om at kunne lave en robot, der varetager en bestemt arbejdsopgave. Robottens kunnen ville være reflekteret i mængden af definitioner, regler, altså algoritmer og selvfølgelig mængden af data tilgængelig. I fremtiden kunne jeg sagtens forestille mig en kunstig intelligens, der kunne varetage mange dele af eksempelvis en undervisning i skolen, i hvert fald når det kommer til pensum og at kunne ”terpe” i gennem noget materiale på en interessant måde og ikke-udmattende måde for læreren og eleven. For læreren ville ikke være overflødig, tværtimod ville personen kunne fokusere på andre mere menneskelige aspekter af undervisningen og ting, der er mere umålbare og sværere at definere.</text:p>
      <text:p text:style-name="P2"><text:span text:style-name="T4">Den lange vej, lige rundt om hjørnet</text:span></text:p>
      <text:p text:style-name="P2">I mit forsøg på at opnå en forståelse af kunstig intelligens, finder jeg hurtigt ud af, hvor komplekst det er, og hvor mange forskellige grene af samfundet og industrien det strækker sig over. Vi på Jorden er i gang med at kortlægge den menneskelige hjerne. Hvis det på et tidspunkt lykkes, vil det give os en indsigt og forståelse af os selv, der vil føre til store gennembrud, ikke bare inden for kunstig intelligens, men også medicin, neurologiske lidelser og forståelse af hjernefunktioner og netværk. Kortlægningen af den <text:soft-page-break/>menneskelige hjerne vil kunne i fremtiden føre til førnævnte stærke kunstige intelligens – en kunstig intelligens, som fuldstændigt kan agere som og være som et menneske. Hvis ikke kortlægningen af den menneskelige hjerne holder svaret til den stærke kunstige intelligens, så er der ikke noget, der gør. Grænsen for, hvad der er muligt, rykker sig i takt med vores voksende viden og teknologiske fremskridt. Det eneste, jeg kan sige med sikkerhed, er, at vi om 10-20 år vil være mere overraskede over, hvad vi kan, end vi er i dag. </text:p>
      <text:p text:style-name="P3">Fremtiden, betydning, grænser</text:p>
      <text:p text:style-name="P1"><text:span text:style-name="T1">Det, jeg tror på, er, at kunstig-intelligens-teknologien vil ændre hele vores måde at leve på. Vi som mennesker ved jo, at intet forbliver, som det er, og vi ved, at ingen kan spå om fremtiden – men med kunstig intelligens kan vi spå, at det helt sikkert bliver en del af fremtiden. Hvor stor en del det bliver, kan vi ikke vide noget om, men jeg tror personligt, det bliver en stor del, hvis vi og verden tillader det. Det er dog ikke kun fantasien, der sætter grænsen, men også hele vores lovgivende apparat og store tech-giganter som Google, Alphabet, Microsoft, Apple og Amazon. I virkeligheden er det de virksomheder, der sidder på et givent marked, der bestemmer retningen og dermed grænserne for, hvordan de kan profitere på kunstig intelligens. Grunden til, at det bare er de store giganter, der kan være med, og i sidste ende kommer til at sidde med de virkelige værdier, er, fordi at det er dem, der sidder på de enorme datamængder. Om det kommer til at få ligeså stor betydning som internettet, kan man kun have sin egen personlige holdning til, men jeg tror det ja. Der er fordele og ulemper i alle teknologier, en af de ulemper kunstig intelligens kan have er i forhold til klima og energiforbrug. Hvis udviklingen skal fortsætte må energien komme fra vedvarende energikilder, ellers bliver belastningen for stor. En anden ulempe er, hvis det bliver noget, man ikke kan undvære i et samfund, men tilgængeligheden bliver begrænset enten af status eller økonomi. Men hvis tilgængeligheden falder vil kvaliteten og datamængden også falde. </text:span></text:p>
      <text:p text:style-name="P1"><text:soft-page-break/><text:span text:style-name="T1">Kilder: </text:span><text:a xlink:type="simple" xlink:href="https://en.wikipedia.org/wiki/Artificial_general_intelligence" office:target-frame-name="_new" xlink:show="replace" text:style-name="Internet_20_link" text:visited-style-name="Visited_20_Internet_20_Link"><text:span text:style-name="T1">https://en.wikipedia.org/wiki/Artificial_general_intelligence</text:span></text:a><text:span text:style-name="T1"> </text:span><text:a xlink:type="simple" xlink:href="https://www.ibm.com/topics/strong-ai" office:target-frame-name="_new" xlink:show="replace" text:style-name="Internet_20_link" text:visited-style-name="Visited_20_Internet_20_Link"><text:span text:style-name="T1">https://www.ibm.com/topics/strong-ai</text:span></text:a><text:span text:style-name="T1"> </text:span><text:a xlink:type="simple" xlink:href="https://www.ibm.com/topics/artificial-intelligence" office:target-frame-name="_new" xlink:show="replace" text:style-name="Internet_20_link" text:visited-style-name="Visited_20_Internet_20_Link"><text:span text:style-name="T1">https://www.ibm.com/topics/artificial-intelligence</text:span></text:a><text:span text:style-name="T1"> </text:span><text:a xlink:type="simple" xlink:href="https://www.ibm.com/topics/neural-networks" office:target-frame-name="_new" xlink:show="replace" text:style-name="Internet_20_link" text:visited-style-name="Visited_20_Internet_20_Link"><text:span text:style-name="T1">https://www.ibm.com/topics/neural-networks</text:span></text:a><text:span text:style-name="T1"> </text:span></text:p>
      <text:p text:style-name="P1"><text:a xlink:type="simple" xlink:href="https://aws.amazon.com/what-is/deep-learning/" text:style-name="Internet_20_link" text:visited-style-name="Visited_20_Internet_20_Link"><text:span text:style-name="T1">https://aws.amazon.com/what-is/deep-learning/</text:span></text:a></text:p>
      <text:p text:style-name="P1"><text:a xlink:type="simple" xlink:href="https://www.techtarget.com/searchenterpriseai/definition/AI-Artificial-Intelligence" office:target-frame-name="_new" xlink:show="replace" text:style-name="Internet_20_link" text:visited-style-name="Visited_20_Internet_20_Link"><text:span text:style-name="T1">https://www.techtarget.com/searchenterpriseai/definition/AI-Artificial-Intelligence</text:span></text:a><text:span text:style-name="T1">" </text:span><text:a xlink:type="simple" xlink:href="https://kilderne.dk/tematekster/industrialiseringen/" text:style-name="Internet_20_link" text:visited-style-name="Visited_20_Internet_20_Link"><text:span text:style-name="T1">https://kilderne.dk/tematekster/industrialiseringen/</text:span></text:a></text:p>
      <text:p text:style-name="P1"><text:a xlink:type="simple" xlink:href="https://www.earth.com/news/most-advanced-brain-mapping-yet-reveals-how-we-think/" text:style-name="Internet_20_link" text:visited-style-name="Visited_20_Internet_20_Link"><text:span text:style-name="T1">https://www.earth.com/news/most-advanced-brain-mapping-yet-reveals-how-we-think/</text:span></text:a></text:p>
      <text:p text:style-name="P1"><text:span text:style-name="T1"/></text:p>
      <text:p text:style-name="P1"><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oppins" svg:font-family="Poppins"/>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Poppin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øren Jung Henriksen<text:tab/>Fremtid og Frontend<text:tab/>10/03-2024</text:p>
        <text:p text:style-name="MP1">Kunstig intelligens<text:tab/>Media College Viborg<text:tab/>Del 1 – skriftligt</text:p>
      </style:header>
      <style:footer>
        <text:p text:style-name="Endnote"><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øren Henriksen</meta:initial-creator>
    <meta:creation-date>2024-03-10T13:51:00</meta:creation-date>
    <dc:date>2024-03-10T23:40:43</dc:date>
    <dc:creator>Søren Henriksen</dc:creator>
    <meta:editing-duration>PT9H12M57S</meta:editing-duration>
    <meta:editing-cycles>3</meta:editing-cycles>
    <meta:generator>OpenOffice/4.1.15$Unix OpenOffice.org_project/4115m2$Build-9813</meta:generator>
    <meta:document-statistic meta:table-count="0" meta:image-count="0" meta:object-count="0" meta:page-count="5" meta:paragraph-count="20" meta:word-count="1343" meta:character-count="8700"/>
  </office:meta>
</office:document-meta>
</file>